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2056in" fo:margin-left="-0.0417in" fo:margin-top="0in" fo:margin-bottom="0in" table:align="left"/>
    </style:style>
    <style:style style:name="Table1.A" style:family="table-column">
      <style:table-column-properties style:column-width="0.7063in"/>
    </style:style>
    <style:style style:name="Table1.B" style:family="table-column">
      <style:table-column-properties style:column-width="0.9965in"/>
    </style:style>
    <style:style style:name="Table1.C" style:family="table-column">
      <style:table-column-properties style:column-width="1.3938in"/>
    </style:style>
    <style:style style:name="Table1.D" style:family="table-column">
      <style:table-column-properties style:column-width="1.4799in"/>
    </style:style>
    <style:style style:name="Table1.E" style:family="table-column">
      <style:table-column-properties style:column-width="1.629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background-color="#81d41a" fo:padding="0.0382in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style:vertical-align="middle" fo:background-color="#81d41a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D3" style:family="table-cell">
      <style:table-cell-properties style:vertical-align="middle" fo:background-color="#d4ea6b" fo:padding="0.0382in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style:vertical-align="middle"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officeooo:rsid="0003bd4a" officeooo:paragraph-rsid="0003bd4a"/>
    </style:style>
    <style:style style:name="P2" style:family="paragraph" style:parent-style-name="Standard">
      <style:paragraph-properties fo:text-align="end" style:justify-single-word="false"/>
      <style:text-properties officeooo:rsid="0003bd4a" officeooo:paragraph-rsid="0003bd4a"/>
    </style:style>
    <style:style style:name="P3" style:family="paragraph" style:parent-style-name="Standard">
      <style:paragraph-properties fo:text-align="start" style:justify-single-word="false"/>
      <style:text-properties officeooo:paragraph-rsid="0003bd4a"/>
    </style:style>
    <style:style style:name="P4" style:family="paragraph" style:parent-style-name="Standard">
      <style:paragraph-properties fo:text-align="start" style:justify-single-word="false"/>
      <style:text-properties officeooo:paragraph-rsid="0005991c"/>
    </style:style>
    <style:style style:name="P5" style:family="paragraph" style:parent-style-name="Standard">
      <style:paragraph-properties fo:text-align="end" style:justify-single-word="false"/>
      <style:text-properties fo:font-size="14pt" officeooo:rsid="0003bd4a" officeooo:paragraph-rsid="0003bd4a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3bd4a" officeooo:paragraph-rsid="0003bd4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3bd4a" officeooo:paragraph-rsid="0003bd4a" style:font-size-asian="14pt" style:font-size-complex="14pt"/>
    </style:style>
    <style:style style:name="P8" style:family="paragraph" style:parent-style-name="Standard">
      <style:paragraph-properties fo:text-align="center" style:justify-single-word="false">
        <style:tab-stops/>
      </style:paragraph-properties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background-color="transparen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officeooo:rsid="00097e87" officeooo:paragraph-rsid="00097e87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074748" officeooo:paragraph-rsid="00074748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074748"/>
    </style:style>
    <style:style style:name="P13" style:family="paragraph" style:parent-style-name="Standard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097e87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paragraph-rsid="0003bd4a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size="12pt" officeooo:paragraph-rsid="0003bd4a" style:font-size-asian="12pt" style:font-size-complex="12pt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05991c" officeooo:paragraph-rsid="0005991c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  <style:text-properties officeooo:rsid="00074748" officeooo:paragraph-rsid="00074748"/>
    </style:style>
    <style:style style:name="T1" style:family="text">
      <style:text-properties officeooo:rsid="0003bd4a"/>
    </style:style>
    <style:style style:name="T2" style:family="text">
      <style:text-properties officeooo:rsid="00074748"/>
    </style:style>
    <style:style style:name="T3" style:family="text">
      <style:text-properties officeooo:rsid="0007d4f9"/>
    </style:style>
    <style:style style:name="T4" style:family="text">
      <style:text-properties officeooo:rsid="00097e87"/>
    </style:style>
    <style:style style:name="T5" style:family="text">
      <style:text-properties officeooo:rsid="000b55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실험 결과 보고</text:p>
      <text:p text:style-name="P1"/>
      <text:p text:style-name="P2">언어학과 정대용</text:p>
      <text:p text:style-name="P2">2022.02.08</text:p>
      <text:p text:style-name="P2"/>
      <text:p text:style-name="P5"/>
      <text:p text:style-name="P6">1<text:tab/>개요</text:p>
      <text:p text:style-name="P1"/>
      <text:p text:style-name="P4"><text:span text:style-name="T1"><text:tab/></text:span>컴퓨터공학부 졸업논문으로 작성한 "품사 고려 알고리즘을 통한 CoSDA-ML"의 성능을 분석, 향상시킨다. 구체적으로는 다음 세 가지의 내용으로 구성된다. </text:p>
      <text:p text:style-name="P4"><text:span text:style-name="T1"><text:tab/></text:span></text:p>
      <text:p text:style-name="P4"><text:span text:style-name="T1"><text:tab/>(</text:span><text:span text:style-name="T2">a</text:span><text:span text:style-name="T1">) 사전 빌드 후 품사고려-CoSDA-ML의 학습으로 곧바로 이어지는 도구 개발</text:span></text:p>
      <text:p text:style-name="P4"><text:span text:style-name="T1"><text:tab/>(</text:span><text:span text:style-name="T2">b</text:span><text:span text:style-name="T1">) XLM-R로의 언어 모델 교체 적용</text:span></text:p>
      <text:p text:style-name="P4"><text:span text:style-name="T1"><text:tab/>(</text:span><text:span text:style-name="T2">c</text:span><text:span text:style-name="T1">) 여러 언어에서 성능 분석</text:span></text:p>
      <text:p text:style-name="P3"/>
      <text:p text:style-name="P3"/>
      <text:p text:style-name="P3"/>
      <text:p text:style-name="P3"/>
      <text:p text:style-name="P6">2<text:tab/>개발 / 실험 결과</text:p>
      <text:p text:style-name="P3"/>
      <text:p text:style-name="P3"/>
      <text:p text:style-name="P15"><text:span text:style-name="T1">a.<text:tab/>도구 개발</text:span></text:p>
      <text:p text:style-name="P14"><text:tab/></text:p>
      <text:p text:style-name="P14"><text:tab/>언어: 파이썬</text:p>
      <text:p text:style-name="P14"><text:tab/>사용 라이브러리: <text:span text:style-name="T1">NLTK, GoogleTrans</text:span></text:p>
      <text:p text:style-name="P14"><text:tab/>방식: 스크립트 파일 작성</text:p>
      <text:p text:style-name="P14"/>
      <text:p text:style-name="P14"><text:tab/><text:span text:style-name="T1">GoogleTrans라는 파이썬 라이브러리를 활용해 원하는 언어를 입력하면, 영어 훈련 세트에 대해 자동으로 품사 사전과 입력한 언어의 사전을 구축해준다. 옵션에 따라 곧바로 품사고려-CoSDA-ML로 이어서 학습할 수 있다.</text:span><text:line-break/></text:p>
      <text:p text:style-name="P16">b.<text:tab/><text:span text:style-name="T2">XLM-R로의 교체</text:span></text:p>
      <text:p text:style-name="P16"/>
      <text:p text:style-name="P16"><text:tab/>기존 <text:span text:style-name="T2">CoSDA-ML에서 import하는 XLM 및 M-BERT 관련 도구들과, 형상과 같은 파라미터를 XLM-R에 맞게 재조정하였다.</text:span></text:p>
      <text:p text:style-name="P16"/>
      <text:p text:style-name="P17">c.<text:tab/>여러 언어에서 성능 분석</text:p>
      <text:p text:style-name="P17"/>
      <text:p text:style-name="P17"><text:tab/>기존 언어는 카탈루냐어(ca), 바스크어(eu)였고, 여기에 다섯 개의 언어를 추가하였다. XLM-R 기준, 학습을 위해 사용된 데이터량이 10G 미만에 해당하여 비교적 데이터가 부족한 언어 중, 감성분류 테스트 셋을 구할 수 있는 경우를 선택 기준으로 하였다. 추가한 언어는, 우즈벡어(uz), 우르두어(ur), 웨일즈어(cy), 스웨덴어(sw), 슬로베니아어(<text:span text:style-name="T3">sl)이다.</text:span></text:p>
      <text:p text:style-name="P17"><text:soft-page-break/><text:tab/>실험 결과는 다음과 같다.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0">mBERT</text:p>
          </table:table-cell>
          <table:table-cell table:style-name="Table1.A1" office:value-type="string">
            <text:p text:style-name="P8">CoSDA-mBERT</text:p>
          </table:table-cell>
          <table:table-cell table:style-name="Table1.A1" office:value-type="string">
            <text:p text:style-name="P8">PACoSDA-mBERT</text:p>
          </table:table-cell>
          <table:table-cell table:style-name="Table1.E1" office:value-type="string">
            <text:p text:style-name="P8">PACoSDA-XLMR</text:p>
          </table:table-cell>
        </table:table-row>
        <table:table-row table:style-name="Table1.1">
          <table:table-cell table:style-name="Table1.A2" office:value-type="string">
            <text:p text:style-name="P8">ca</text:p>
          </table:table-cell>
          <table:table-cell table:style-name="Table1.A2" office:value-type="string">
            <text:p text:style-name="P8">72.56</text:p>
          </table:table-cell>
          <table:table-cell table:style-name="Table1.A2" office:value-type="string">
            <text:p text:style-name="P8">72.91</text:p>
          </table:table-cell>
          <table:table-cell table:style-name="Table1.D2" office:value-type="string">
            <text:p text:style-name="P8">74.58</text:p>
          </table:table-cell>
          <table:table-cell table:style-name="Table1.E2" office:value-type="string">
            <text:p text:style-name="P8">80.34</text:p>
          </table:table-cell>
        </table:table-row>
        <table:table-row table:style-name="Table1.1">
          <table:table-cell table:style-name="Table1.A2" office:value-type="string">
            <text:p text:style-name="P8">eu</text:p>
          </table:table-cell>
          <table:table-cell table:style-name="Table1.A2" office:value-type="string">
            <text:p text:style-name="P8">88.24</text:p>
          </table:table-cell>
          <table:table-cell table:style-name="Table1.A2" office:value-type="string">
            <text:p text:style-name="P8">90.78</text:p>
          </table:table-cell>
          <table:table-cell table:style-name="Table1.D3" office:value-type="string">
            <text:p text:style-name="P8">91</text:p>
          </table:table-cell>
          <table:table-cell table:style-name="Table1.E2" office:value-type="string">
            <text:p text:style-name="P8">92.57</text:p>
          </table:table-cell>
        </table:table-row>
        <table:table-row table:style-name="Table1.1">
          <table:table-cell table:style-name="Table1.A2" office:value-type="string">
            <text:p text:style-name="P8">uz</text:p>
          </table:table-cell>
          <table:table-cell table:style-name="Table1.A2" office:value-type="string">
            <text:p text:style-name="P8">74.02</text:p>
          </table:table-cell>
          <table:table-cell table:style-name="Table1.A2" office:value-type="string">
            <text:p text:style-name="P8">78.1</text:p>
          </table:table-cell>
          <table:table-cell table:style-name="Table1.D3" office:value-type="string">
            <text:p text:style-name="P8">78.9</text:p>
          </table:table-cell>
          <table:table-cell table:style-name="Table1.E2" office:value-type="string">
            <text:p text:style-name="P8">83.5</text:p>
          </table:table-cell>
        </table:table-row>
        <table:table-row table:style-name="Table1.1">
          <table:table-cell table:style-name="Table1.A2" office:value-type="string">
            <text:p text:style-name="P8">ur</text:p>
          </table:table-cell>
          <table:table-cell table:style-name="Table1.A2" office:value-type="string">
            <text:p text:style-name="P8">62.22</text:p>
          </table:table-cell>
          <table:table-cell table:style-name="Table1.A2" office:value-type="string">
            <text:p text:style-name="P8">64.7</text:p>
          </table:table-cell>
          <table:table-cell table:style-name="Table1.D2" office:value-type="string">
            <text:p text:style-name="P8">65.8</text:p>
          </table:table-cell>
          <table:table-cell table:style-name="Table1.E2" office:value-type="string">
            <text:p text:style-name="P8">66.7</text:p>
          </table:table-cell>
        </table:table-row>
        <table:table-row table:style-name="Table1.1">
          <table:table-cell table:style-name="Table1.A2" office:value-type="string">
            <text:p text:style-name="P8">cy</text:p>
          </table:table-cell>
          <table:table-cell table:style-name="Table1.A2" office:value-type="string">
            <text:p text:style-name="P8">72.34</text:p>
          </table:table-cell>
          <table:table-cell table:style-name="Table1.A2" office:value-type="string">
            <text:p text:style-name="P8">73.5</text:p>
          </table:table-cell>
          <table:table-cell table:style-name="Table1.D6" office:value-type="string">
            <text:p text:style-name="P9">72.1</text:p>
          </table:table-cell>
          <table:table-cell table:style-name="Table1.E2" office:value-type="string">
            <text:p text:style-name="P8">82.1</text:p>
          </table:table-cell>
        </table:table-row>
        <table:table-row table:style-name="Table1.1">
          <table:table-cell table:style-name="Table1.A2" office:value-type="string">
            <text:p text:style-name="P8">sl</text:p>
          </table:table-cell>
          <table:table-cell table:style-name="Table1.A2" office:value-type="string">
            <text:p text:style-name="P8">64.1</text:p>
          </table:table-cell>
          <table:table-cell table:style-name="Table1.A2" office:value-type="string">
            <text:p text:style-name="P8">70.2</text:p>
          </table:table-cell>
          <table:table-cell table:style-name="Table1.D6" office:value-type="string">
            <text:p text:style-name="P9">68</text:p>
          </table:table-cell>
          <table:table-cell table:style-name="Table1.E2" office:value-type="string">
            <text:p text:style-name="P8">78.3</text:p>
          </table:table-cell>
        </table:table-row>
        <table:table-row table:style-name="Table1.1">
          <table:table-cell table:style-name="Table1.A2" office:value-type="string">
            <text:p text:style-name="P8">sw</text:p>
          </table:table-cell>
          <table:table-cell table:style-name="Table1.A2" office:value-type="string">
            <text:p text:style-name="P8">75</text:p>
          </table:table-cell>
          <table:table-cell table:style-name="Table1.A2" office:value-type="string">
            <text:p text:style-name="P8">75.9</text:p>
          </table:table-cell>
          <table:table-cell table:style-name="Table1.D3" office:value-type="string">
            <text:p text:style-name="P8">77.6</text:p>
          </table:table-cell>
          <table:table-cell table:style-name="Table1.E2" office:value-type="string">
            <text:p text:style-name="P8">89.2</text:p>
          </table:table-cell>
        </table:table-row>
      </table:table>
      <text:p text:style-name="Standard"/>
      <text:p text:style-name="P11"/>
      <text:p text:style-name="P12"><text:span text:style-name="T2">좌측부터, 바닐라 </text:span><text:span text:style-name="T4">mBERT / CoSDA-ML / 품사고려 CoSDA-ML / 품사고려 CoSDA-ML – XLMR을 의미한다. </text:span>붉은색은 <text:span text:style-name="T4">Baseline인 CoSDA-ML에 비해 </text:span>성능이 감소한 경우, 옅은 연두색은 증가하였으나 큰 폭으로 증가하지는 않은 경우, 초록색은 큰 폭으로 증가한 경우를 의미한다. </text:p>
      <text:p text:style-name="P13"><text:tab/>이를 통해 품사고려 <text:span text:style-name="T4">CoSDA-ML의 성능이 여러 언어에서 기존 </text:span><text:span text:style-name="T5">CoSDA-ML의 성능을 </text:span><text:span text:style-name="T4">개선하였음을 알 수 있으며, 특히 강력한 언어 모델인 XLM-R을 통해 매우 큰 폭으로 성능을 더욱 향상시킬 수 있었음을 확인할 수 있다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8:29:36.210086853</meta:creation-date>
    <dc:date>2022-02-08T18:59:14.590587052</dc:date>
    <meta:editing-duration>PT28M41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2" meta:paragraph-count="62" meta:word-count="669" meta:character-count="1209" meta:non-whitespace-character-count="991"/>
  </office:meta>
</office:document-meta>
</file>